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1d60ae"/>
    </style:style>
    <style:style style:name="P3" style:family="paragraph" style:parent-style-name="Standard">
      <style:paragraph-properties fo:margin-top="0cm" fo:margin-bottom="0.101cm" loext:contextual-spacing="false" fo:text-align="justify" style:justify-single-word="false"/>
      <style:text-properties officeooo:paragraph-rsid="001eac80"/>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paragraph-properties fo:margin-top="0cm" fo:margin-bottom="0.101cm" loext:contextual-spacing="false" fo:line-height="100%" fo:text-align="justify" style:justify-single-word="false"/>
      <style:text-properties fo:font-size="12pt" style:font-size-asian="12pt" style:font-size-complex="12pt"/>
    </style:style>
    <style:style style:name="P6" style:family="paragraph" style:parent-style-name="Text_20_body">
      <style:paragraph-properties fo:margin-top="0cm" fo:margin-bottom="0.101cm" loext:contextual-spacing="false" fo:line-height="100%" fo:text-align="justify" style:justify-single-word="false"/>
    </style:style>
    <style:style style:name="P7" style:family="paragraph" style:parent-style-name="Text_20_body">
      <style:paragraph-properties fo:margin-top="0cm" fo:margin-bottom="0.101cm" loext:contextual-spacing="false" fo:line-height="100%" fo:text-align="justify" style:justify-single-word="false"/>
      <style:text-properties officeooo:paragraph-rsid="00212131"/>
    </style:style>
    <style:style style:name="T1" style:family="text">
      <style:text-properties officeooo:rsid="001d60ae"/>
    </style:style>
    <style:style style:name="T2" style:family="text">
      <style:text-properties fo:font-style="italic" style:font-style-asian="italic" style:font-style-complex="italic"/>
    </style:style>
    <style:style style:name="T3" style:family="text">
      <style:text-properties officeooo:rsid="001eac80"/>
    </style:style>
    <style:style style:name="T4" style:family="text">
      <style:text-properties officeooo:rsid="00212131"/>
    </style:style>
    <style:style style:name="T5" style:family="text">
      <style:text-properties fo:font-size="16pt" style:font-size-asian="16pt" style:font-size-complex="16pt"/>
    </style:style>
    <style:style style:name="T6" style:family="text">
      <style:text-properties fo:font-size="16pt" officeooo:rsid="00212131" style:font-size-asian="16pt" style:font-size-complex="16pt"/>
    </style:style>
    <style:style style:name="T7" style:family="text">
      <style:text-properties style:font-name="Liberation Sans" fo:font-size="16pt" fo:font-weight="bold" officeooo:rsid="00212131" style:font-name-asian="Noto Sans CJK SC" style:font-size-asian="16pt" style:font-weight-asian="bold" style:font-name-complex="Lohit Devanagari" style:font-size-complex="16pt" style:font-weight-complex="bold"/>
    </style:style>
    <style:style style:name="T8" style:family="text">
      <style:text-properties fo:font-size="12pt" style:font-size-asian="12pt" style:font-size-complex="12pt"/>
    </style:style>
    <style:style style:name="T9" style:family="text">
      <style:text-properties fo:font-size="12pt" officeooo:rsid="00212131" style:font-size-asian="12pt" style:font-size-complex="12pt"/>
    </style:style>
    <style:style style:name="T10" style:family="text">
      <style:text-properties fo:font-size="12pt" officeooo:rsid="0022093e"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2pt" fo:font-style="italic" officeooo:rsid="00212131" style:font-size-asian="12pt" style:font-style-asian="italic" style:font-size-complex="12pt" style:font-style-complex="italic"/>
    </style:style>
    <style:style style:name="T13" style:family="text">
      <style:text-properties officeooo:rsid="0022093e"/>
    </style:style>
    <text:list-style style:name="L1">
      <text:list-level-style-bullet text:level="1" text:style-name="Bullet_20_Symbols" text:bullet-char="•">
        <style:list-level-properties text:list-level-position-and-space-mode="label-alignment">
          <style:list-level-label-alignment text:label-followed-by="listtab" text:list-tab-stop-position="0.852cm" fo:text-indent="-0.635cm" fo:margin-left="0.8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Notes on the concept of law <text:line-break/></text:span><text:span text:style-name="T7">based on </text:span><text:span text:style-name="T5">our seminar discussions</text:span></text:p>
      <text:p text:style-name="P4">Hans-Gert Gräbe, 29.01.2021</text:p>
      <text:p text:style-name="P6"><text:span text:style-name="T9">In our seminar </text:span><text:span text:style-name="T8">It </text:span><text:span text:style-name="T9">became </text:span><text:span text:style-name="T8">increasingly apparent that the concept of law is different in science and engineering. </text:span><text:span text:style-name="T9">In both cases it is </text:span><text:span text:style-name="T8">related to the need to accompany </text:span><text:span text:style-name="T9">own </text:span><text:span text:style-name="T8">practices with validly justified forms of description that meet accepted interpersonal standards. The rigour of such justifications already differs within the sphere of science – a physicist may form the difference of two divergent series and proclaim "pi/3" as the result, which makes a mathematician's hair stand on end. To a justification of this operation, which is inadmissible from a mathematical point of view, may </text:span><text:span text:style-name="T9">be </text:span><text:span text:style-name="T8">the </text:span><text:span text:style-name="T9">physicist‘s </text:span><text:span text:style-name="T8">answer, perfectly acceptable to his fellow physicists: "For physical reasons".</text:span></text:p>
      <text:p text:style-name="P6"><text:span text:style-name="T8">Petrov's distinction in (Petrov 2020) of </text:span><text:span text:style-name="T11">law</text:span><text:span text:style-name="T8"> (necessary, essential, lasting, repeated phenomenon) and </text:span><text:span text:style-name="T12">reguarities</text:span><text:span text:style-name="T11"> </text:span><text:span text:style-name="T8">(existence and development in accordance with laws) suggests a connection between elements of justification (law) and development through justified action. I understand the latter in such a way that engineering action in a cooperative context is connected with a requirement for justification that traces this action back to principles (</text:span><text:span text:style-name="T9">i.e. </text:span><text:span text:style-name="T8">laws) that are </text:span><text:span text:style-name="T9">accepted </text:span><text:span text:style-name="T8">in this context. Only in this way actions </text:span><text:span text:style-name="T9">can be understood by </text:span><text:span text:style-name="T8">third parties </text:span><text:span text:style-name="T9">to make </text:span><text:span text:style-name="T8">their </text:span><text:span text:style-name="T9">own </text:span><text:span text:style-name="T8">actions compatible.</text:span></text:p>
      <text:p text:style-name="P7"><text:span text:style-name="T8">With such an approach, we </text:span><text:span text:style-name="T9">are </text:span><text:span text:style-name="T8">in the context of a theory of knowledge such as </text:span><text:span text:style-name="T9">that of </text:span><text:span text:style-name="T8">(Berger/ Luckmann 1966) </text:span><text:span text:style-name="T9">who understands </text:span><text:span text:style-name="T8">knowledge as "legitimate interpretations of meaning", but with the special emphasis on contextualisation within cooperative contexts, </text:span><text:span text:style-name="T9">such that </text:span><text:span text:style-name="T8">these "legitimate interpretations of meaning" (as contextualised "laws") are stratified themselves: Interpretations of meaning recognised as legitimate within one context require a broader (or even different) legit</text:span><text:span text:style-name="T10">i</text:span><text:span text:style-name="T8">ma</text:span><text:span text:style-name="T10">­</text:span><text:span text:style-name="T8">tion and thus further justification in other contexts.</text:span></text:p>
      <text:p text:style-name="P7"><text:span text:style-name="T8">But this is precisely how the large corpus of justifications in (Goldovsky 1983) is constructed when read from back to front. A multi-layered universe of justification is built up in which the various "patterns" and "regularities" (term here according to Goldovsky) of technical development (sections 3-6) are embedded in contexts of justification that refer to "more general laws" in the sense of legitimate interpretations of meaning at a more general level, which in turn are embedded in contexts of justification in even more general contexts. The top level in (Goldovsky 1983) is formed by general laws of dialectics and the movement of matter, which are mentioned without further justification. The same applies to social laws, </text:span><text:span text:style-name="T9">even if </text:span><text:span text:style-name="T8">these are already partially justified among themselves.</text:span></text:p>
      <text:p text:style-name="P5">In contrast to the "laws of (engineering) technical development", which <text:span text:style-name="T4">appeared</text:span>, like modern tech<text:span text:style-name="T13">­</text:span>nical practices as their basis, only recent<text:span text:style-name="T13">ly</text:span>, those "general laws" that are not further substantiated have already been part of the discursive canon of justification for centuries and are thus also appa<text:span text:style-name="T13">­</text:span>rently discursively fixed, as a large number of monographs on the subject suggest. However, the question remains as to whether such requirements for justification continue to develop as human practices continue to evolve, and whether massive changes in basic technologies, such as those accompanying the digital transformation, also lead to upheavals in the institutionalised forms of these requirements for justification. (Goldovsky 1983) itself <text:span text:style-name="T13">draws </text:span>evidence of this further develop<text:span text:style-name="T13">­</text:span>ment of contexts of justification.</text:p>
      <text:p text:style-name="Title"><text:span text:style-name="T6">Deutsche Version </text:span></text:p>
      <text:p text:style-name="P3"><text:span text:style-name="T4">In unseren Seminardiskussionen </text:span>zeichnet<text:span text:style-name="T4">e</text:span> sich immer mehr ab, dass der Gesetzesbegriff in der Wissenschaft und in einem ingenieur-technischen Kontext unterschiedlich zu fassen sind. Beides hängt mit der Notwendigkeit zusammen, die eigenen Praxen durch valide begründete Beschrei<text:span text:style-name="T13">­</text:span>bungsformen zu begleiten, die akzeptierten interpersonalen Standards genügen. Die Rigorosität derartiger Begründungen unterscheidet sich bereits innerhalb der Wissenschaftssphäre – ein Physi<text:span text:style-name="T13">­</text:span>ker mag die Differenz zweier divergenter Reihen bilden und als Ergebnis "pi/3" verkünden, was <text:soft-page-break/>einem Mathematiker die Haare zu Berge steigen lässt. Auf eine Begründung dieser aus mathemati<text:span text:style-name="T13">­</text:span>scher Sicht unzulässigen Operation mag die für seine Physikerkollegen vollkommen akzeptable Antwort kommen: "Aus physikalischen Gründen".</text:p>
      <text:p text:style-name="P3">Petrovs Unterscheidung <text:span text:style-name="T3">in (Petrov 2020) </text:span>von <text:span text:style-name="T2">Gesetz</text:span> (notwendiges, wesentliches, nachhaltiges, sich wiederholendes Phänomen) und <text:span text:style-name="T2">Gesetzmäßigkeit </text:span>(Existenz und Entwicklung in Übereinstimmung mit den Gesetzen) legt einen Zusammenhang zwischen Begründungselementen (Gesetz) und Entwicklung durch begründetes Handeln nahe. Letzteres verstehe ich so, dass ingenieur-technisches Handeln in einem kooperativen Kontext mit einem Begründungserfordernis verbunden ist, das dieses Handeln auf Grundsätze (eben Gesetze) zurückführt, die <text:span text:style-name="T2">in diesem Kontext</text:span> anerkannt sind. Nur auf diese Weise kann Handeln von Dritten nachvollzogen und deren Handeln anschlussfähig gestaltet werden.</text:p>
      <text:p text:style-name="P3">Wir bewegen uns mit einem solchen Ansatz im Kontext einer Wissenstheorie etwa von (Berger/ Luckmann 1966) mit Wissen als "legitimen Sinndeutungen", allerdings mit der besonderen Beto<text:span text:style-name="T13">­</text:span>nung einer Kontextualisierung innerhalb kooperativer Zusammenhänge, w<text:span text:style-name="T3">om</text:span>it diese "legitimen Sinndeutungen" (als kontextualisierte "Gesetze") selbst stratifiziert sind: Als legitim innerhalb eines Kontexts anerkannte Sinndeutungen bedürfen einer umfassenderen (oder auch nur anderen) Legiti<text:span text:style-name="T13">­</text:span>mation und damit auch weiterer Begründung in anderen Kontexten.</text:p>
      <text:p text:style-name="P3">Genau auf diese Weise ist aber der große Korpus von Begründungen in (Goldovsky 1983) aufge<text:span text:style-name="T13">­</text:span>baut, wenn man ihn von hinten nach vorn liest. <text:s/>Es wird ein mehrschichtiges Begründungsuniver<text:span text:style-name="T13">­</text:span>sum aufgebaut, in dem die verschiedenen "Muster" und "Gesetzmäßigkeiten" (Begriff hier nach Goldovsky) technischer Entwicklung (Abschnitt 3-6) in Begründungszusammenhänge eingebettet werden, die auf "allgemeinere Gesetze" im Sinne legitimer Sinndeutungen auf allgemeinerer Ebene verweisen, die ihrerseits in Begründungszusammenhänge in noch allgemeineren Kontexten einge<text:span text:style-name="T13">­</text:span>bettet sind. Die oberste Ebene bilden allgemeine Gesetze der Dialektik und der Bewegung von Materie, die ohne weitere Begründung genannt sind. Ähnliches gilt für soziale Gesetze, wobei diese bereits teilweise untereinander begründet werden.</text:p>
      <text:p text:style-name="P3">Im Unterschied zu den "Gesetzen (ingenieur)-technischer Entwicklung", die wie moderne Technik<text:span text:style-name="T13">­</text:span>praxen als deren Grundlage erst jüngeren Datums sind, gehören jene nicht weiter begründeten "allgemeinen Gesetze" bereits seit Jahrhunderten zum diskursiven Begründungskanon und sind damit auch scheinbar diskursiv befestigt, wie eine Vielzahl von Monografien zum Thema nahelegt. Allerdings steht die Frage, sich solche Begründungserfordernisse mit dem Fortschreiben menschli<text:span text:style-name="T13">­</text:span>cher Praxen weiterentwickeln und ob nicht massive Wechsel in Basistechnologien, wie sie etwa den digitalen Wandel begleiten, auch zu Umbrüchen in den institutionalisierten Formen jener Begrün<text:span text:style-name="T13">­</text:span>dungserfordernisse führen. (Goldovsky 1983) ist selbst ein Beleg für diese Weiterentwicklung von Begründungszusammenhängen.</text:p>
      <text:h text:style-name="Heading_20_2" text:outline-level="2">References</text:h>
      <text:list xml:id="list2307983139" text:style-name="L1">
        <text:list-item>
          <text:p text:style-name="P1">Peter L. Berger, Thomas Luckmann (1966). The Social Construction of Reality. </text:p>
        </text:list-item>
        <text:list-item>
          <text:p text:style-name="P2">B.I.Goldovsky (1983). Система закономерностей построения и развития технических систем (The system of laws of construction and development of technical systems). https://wumm-project.github.io/TTS</text:p>
        </text:list-item>
        <text:list-item>
          <text:p text:style-name="P2">Hans-Gert Gräbe (2020). <text:s/>Die Menschen und ihre Technischen Systeme. (Human and their technical systems). LIFIS Online, Ma<text:span text:style-name="T1">y</text:span> 2020. https://wumm-project.github.io/TTS</text:p>
        </text:list-item>
        <text:list-item>
          <text:p text:style-name="P2">Vladimir Petrov (2020). Законы и закономерности развития систем (Laws and patterns of systems development). Book in 4 volumes (in Russian), ISBN 978-5-0051-5728-7. https://wumm-project.github.io/T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20:21:26.514851942</meta:creation-date>
    <dc:date>2021-01-29T20:54:19.866529369</dc:date>
    <meta:editing-duration>PT18M41S</meta:editing-duration>
    <meta:editing-cycles>4</meta:editing-cycles>
    <meta:generator>LibreOffice/6.4.6.2$Linux_X86_64 LibreOffice_project/40$Build-2</meta:generator>
    <meta:document-statistic meta:table-count="0" meta:image-count="0" meta:object-count="0" meta:page-count="2" meta:paragraph-count="18" meta:word-count="1042" meta:character-count="7772" meta:non-whitespace-character-count="6745"/>
  </office:meta>
</office:document-meta>
</file>